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i>A</mi>
        <mo stretchy="false">ψ</mo>
      </msub>
      <mo stretchy="false">Δ</mo>
      <msub>
        <mi>B</mi>
        <mo stretchy="false">ψ</mo>
      </msub>
      <mrow>
        <mi/>
        <mo stretchy="false">≥</mo>
        <mi/>
      </mrow>
      <mfrac>
        <mn>1</mn>
        <mn>2</mn>
      </mfrac>
      <mi/>
      <mrow>
        <mo stretchy="false">∣</mo>
        <mrow>
          <mi/>
          <mfenced open="〈" close="〉">
            <mrow>
              <mrow>
                <mo stretchy="false">ψ</mo>
                <mi/>
              </mrow>
              <mo stretchy="false">∣</mo>
              <mrow>
                <mi/>
                <msub>
                  <mrow>
                    <mo stretchy="false">[</mo>
                    <mrow>
                      <mi>A</mi>
                      <mi>,</mi>
                      <mi>B</mi>
                    </mrow>
                    <mo stretchy="false">]</mo>
                  </mrow>
                  <mrow>
                    <mrow>
                      <mo stretchy="false">−</mo>
                      <mi/>
                    </mrow>
                  </mrow>
                </msub>
                <mi/>
              </mrow>
              <mo stretchy="false">∣</mo>
              <mrow>
                <mi/>
                <mo stretchy="false">ψ</mo>
              </mrow>
            </mrow>
          </mfenced>
          <mi/>
        </mrow>
        <mo stretchy="false">∣</mo>
      </mrow>
    </mrow>
    <annotation encoding="StarMath 5.0">%DELTA A _%ipsi %DELTA B _%ipsi `&gt;=` 1 over 2 ` lline ` left langle %ipsi `mline` [A , B] _{-`} `mline` %ipsi right rangle `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2:42:14.363000000</meta:creation-date>
    <meta:generator>LibreOffice/4.1.4.2$Windows_x86 LibreOffice_project/0a0440ccc0227ad9829de5f46be37cfb6edcf72</meta:generator>
  </office:meta>
</office:document-meta>
</file>